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ttp://www.resistenzatoscana.it/biografie/bertini_manfredo/</text:p>
      <text:p text:style-name="Standard"/>
      <text:p text:style-name="Standard">di Giovanni Baldini, 14-7-2003, Creative Commons - Attribuzione 3.0.</text:p>
      <text:p text:style-name="Standard"/>
      <text:p text:style-name="Standard">Medaglia d'Oro al Valor Militare, alla memoria</text:p>
      <text:p text:style-name="Standard"/>
      <text:p text:style-name="Standard">Manfredo Bertini fu tra i primi a Viareggio ad organizzare importanti azioni per la lotta armata contro i nazifascisti. Con la collaborazione di un gruppo di amiche ideò il lungo viaggio di Vera Vassalle che portò alla creazione di Radio Rosa.</text:p>
      <text:p text:style-name="Standard"/>
      <text:p text:style-name="Standard">Di spirito ironico e sarcastico anche nei momenti critici riuscì più volte a ingannare i nazifascisti per la naturalezza con cui raccontava fatti improbabili.</text:p>
      <text:p text:style-name="Standard">Fu lui a coniare la frase "Per chi non crede", segnale d'intesa concordato con gli alleati per il lancio di Foce di Mosceta. La frase voleva essere un monito per coloro che nell'antifascismo ancora titubavano nel passare alla lotta armata.</text:p>
      <text:p text:style-name="Standard"/>
      <text:p text:style-name="Standard">Sfuggito alla grande retata che i nazifascisti effettuarono per tutta la Versilia nella notte fra il 4 e il 5 marzo riorganizzò con pochi altri l'antifascismo viareggino. Questo è quello che fece recapitare al padre Nicola pochi giorni dopo l'accaduto:</text:p>
      <text:p text:style-name="Standard"/>
      <text:p text:style-name="Standard">“... Se tu per caso avessi modo di rivedere quei signori che vennero a cercarmi la mattina del 5, avrei caro che tu cercassi di giustificarmi presso di loro per quella mia brutta maniera di andarmene senza salutarli. In ogni modo, appena potrò di nuovo vederli, mi scuserò personalmente a voce e li persuaderò di tutte le mie buone intenzioni...”</text:p>
      <text:p text:style-name="Standard"/>
      <text:p text:style-name="Standard">Durante questa retata, essendo stato arrestato di sorpresa, convinse i fascisti di doversi recare al gabinetto prima di essere condotto in caserma e questi, accertatisi che nello stanzino non vi fossero vie d'uscita usabili, accordarono il permesso. In realtà quello che sembrava un impraticabile finestrino si rivelò più che sufficiente al Bertini, che ebbe anche lo spirito di tirare lo sciacquone con un piede subito prima di saltare fuori.</text:p>
      <text:p text:style-name="Standard"/>
      <text:p text:style-name="Standard">Il 10 giugno 1944 Manfredo Bertini partì alla volta dell'Italia liberata con l'amico Gaetano de Stefanis a bordo di una vecchia motocicletta, l'intenzione era di affinare i metodi di comunicazione con gli alleati e chiarire meglio le esigenze delle formazioni partigiane. Nonostante fossero in possesso di falsi documenti identificativi forniti dal C.L.N. vennero fermati da soldati tedeschi.</text:p>
      <text:p text:style-name="Standard">Il sangue freddo del Bertini ebbe ancora la meglio: mostrandosi gioviale e pronunciando garbatamente frasi che invece erano pesantemente offensive verso i tedeschi, che d'altra parte non intendevano una parola d'italiano, riuscì a guadagnarsi quel tanto di fiducia che gli permise di appartarsi e liberarsi di tutto ciò che trasportava di compromettente prima di essere perquisito. Oltretutto così facendo i due giovani riuscirono a farsi regalare anche delle sigarette.</text:p>
      <text:p text:style-name="Standard">Riusciti a raggiungere la V Armata vennero condotti a Roma dove poterono completare la loro missione.</text:p>
      <text:p text:style-name="Standard"/>
      <text:p text:style-name="Standard">I due però non tornarono in Toscana, vista l'esperienza accumulata nel campo delle trasmisssioni clandestine vennero pregati di recarsi nella valle del Po a creare un servizio simile a quello che funzionava con efficienza in Versilia. Ai primi di agosto vennero paracadutati presso una delle più importanti formazioni dell'Oltrepò pavese, la Divisione "Piacenza", che faceva capo al Partito d'Azione.</text:p>
      <text:p text:style-name="Standard">In seguito verranno raggiunti anche dai partigiani Mario Robello e Carlo Vassalle, fratello di Vera.</text:p>
      <text:p text:style-name="Standard"/>
      <text:p text:style-name="Standard">Manfredo Bertini morirà tragicamente il 24 novembre 1944. Ferito e febbricitante, costretto alla ritirata con la "Piacenza" per mancanza di munizioni e sotto l'incalzare di preponderanti forze nazi-fasciste, si rese conto di non poter continuare. Sapendo che mai i compagni l'avrebbero lasciato solo decise di distruggere l'apparecchio ricetrasmittente e di uccidersi con una bomba a mano. Questo è il biglietto lasciato alla famiglia:</text:p>
      <text:p text:style-name="Standard"/>
      <text:p text:style-name="Standard">“Date le mie condizioni di salute, veramente pessime, a seguito della ferita ricevuta tre mesi or sono, sentendomi incapace di proseguire con mezzi propri, anche per la fatica sostenuta durante le giornate di oggi e di ieri, sono costretto a fare quello che sono in procinto di <text:soft-page-break/>compiere, per consentire agli altri componenti la missione di mettersi in salvo e continuare il lavoro. Sono certo, infatti, che la fatica che li attende i prossimi giorni, nel tentativo di mettere in salvo sé e gli apparati sarà tale da non consentire la cura del sottoscritto; e sono certo d'altra parte, dati anche i rapporti di parentela e di stretta amicizia che mi legano con i componenti le missioni Balilla I e Balilla II, che per nessuna ragione al mondo, diversa da quella che io stesso sto per procurare, i detti componenti abbandonerebbero il sottoscritto.</text:p>
      <text:p text:style-name="Standard">Giuro di fronte a Dio che la mia di stanotte non è una fuga e questo desidero sappia mio figlio.</text:p>
      <text:p text:style-name="Standard">Groppo, 24 novembre 1944.”</text:p>
      <text:p text:style-name="Standard"/>
      <text:p text:style-name="Standard">Il sacrificio di Manfredo Bertini è stato premiato da una Medaglio d'Oro al Valor Militare alla memoria.</text:p>
      <text:p text:style-name="Standard">Prima della guerra Manfredo Bertini era stato un tecnico cinematografico di talento, aveva curato la fotografia di Pioggia d'estate (1937, curandone anche il montaggio), Ragazza che dorme (1940), Cenerentola e il Signor Bonaventura (1941), Il Re d'Inghilterra non paga (1941), La casa senza tempo (1943).</text:p>
      <text:p text:style-name="Standard">Medaglia d'Oro al Valor Militare, alla memoria</text:p>
      <text:p text:style-name="Standard"/>
      <text:p text:style-name="Standard">Iniziatore della costituzione di unità di patrioti in Toscana, partecipava a molte azioni di guerra contro i tedeschi con raro sprezzo del pericolo. Traversate le linee si metteva a disposizione degli Alleati e si faceva aviolanciare in territorio occupato dai tedeschi. Incaricato dell'organizzazione del servizio informazioni inviava agenti nell'Italia settentrionale, trasmetteva più di 200 messaggi di notizie militari e collaborava nell'attuazione di numerosi lanci dagli aerei. Combattendo a fianco di un gruppo di patrioti rimaneva gravemente ferito e parzialmente paralizzato ad un braccio. In altra violenta azione contro soverchianti forze nazifasciste dopo essersi strenuamente difeso, esaurite le munizioni, immolava la sua giovane vita per la rinata libertà della Patria.</text:p>
      <text:p text:style-name="Standard">Toscana, settembre 1943-30 novembre 1944.</text:p>
      <text:p text:style-name="Standard"/>
      <text:p text:style-name="Standard">--------------------</text:p>
      <text:p text:style-name="Standard">Cenerentola e il signor Bonaventura è un film di Sergio Tofano del 1941, con Paolo Stoppa, Silvana Jachino, Roberto Villa, Sergio Tofano, Rosetta Tofano, Guglielmo Barnabò, Mercedes Brignone, Mario Pisu, Piero Carnabuci, Mario Gallina. Prodotto in Italia. Durata: 72 minuti.</text:p>
      <text:p text:style-name="Standard"/>
      <text:p text:style-name="Standard"/>
      <text:p text:style-name="P1"><text:span text:style-name="T1">Titolo notizia</text:span>:</text:p>
      <text:p text:style-name="Standard"/>
      <text:p text:style-name="P2">Manfredo Bertini - Maber</text:p>
      <text:p text:style-name="Standard">“<text:span text:style-name="T2">... Se tu per caso avessi modo di rivedere quei signori che vennero a cercarmi la mattina del 5, avrei caro che tu cercassi di giustificarmi presso di loro per quella mia brutta maniera di andarmene senza salutarli. In ogni modo, appena potrò di nuovo vederli, mi scuserò personalmente a voce e li persuaderò di tutte le mie buone intenzioni...</text:span>” questo è il messaggio ironico che Maber fece recapitare a suo padre dopo essere sfuggito in modo rocambolesco alla retata che misero in atto i nazifascisti andandolo ad arrestare in casa sua in Versilia in marzo del 1944.</text:p>
      <text:p text:style-name="Standard"/>
      <text:p text:style-name="Standard"><text:span text:style-name="T1">Testo pagina</text:span>:</text:p>
      <text:p text:style-name="Standard">Manfredo Bertini, </text:p>
      <text:p text:style-name="Standard">“<text:span text:style-name="T2">... Se tu per caso avessi modo di rivedere quei signori che vennero a cercarmi la mattina del 5, avrei caro che tu cercassi di giustificarmi presso di loro per quella mia brutta maniera di andarmene senza salutarli. In ogni modo, appena potrò di nuovo vederli, mi scuserò personalmente a voce e li persuaderò di tutte le mie buone intenzioni...</text:span>” questo è il messaggio ironico che Maber fece recapitare a suo padre dopo essere sfuggito in modo rocambolesco alla retata che misero in atto i nazifascisti andandolo ad arrestare in casa sua in Versilia in marzo del 1944.</text:p>
      <text:p text:style-name="Standard">Maber fu arrestato di sorpresa la mattina presto, <text:s/>ma chiese di andare al bagno prima di essere portato in caserma. <text:s/>Uno dei soldati che lo arrestavano entrò nel bagno e vide solo una piccola finestrella impraticabile quindi accordò il permesso. In realtà Maber riuscì, non si sa in che modo, a passare per quella finestrella e a fuggire. Il giorno dopo fece recapitare a suo padre, per fargli sapere che stava bene, il sarcastico messaggio.</text:p>
      <text:p text:style-name="Standard">In giugno del 1944 mentre viaggia in motocicletta con il compagno Gaetano De Stefanis, viene fermato dai tedeschi ad un posto di blocco. I due avevano documenti falsi forniti dal CNL, ma nonostante questo vengono fermati per una perquisizione. Con voce sicura ed affabile, con un sangue freddo incredibile e dicendo in realtà parolacce ed insulti in italiano, riesce a convincere i tedeschi (che non capivano una parola) e ad avere il tempo di appartarsi per far sparire tutto il materiale compromettente che portava addosso prima che procedessero alla perquisizione.</text:p>
      <text:p text:style-name="Standard">In seguito Maber viene destinato dal CLN alla zone del Piacentino, dove viene paracadutato, e poi a Pecorara e quindi viene raggiunto da Carlo Vassalle (il fratello di Vera Vassalle) e da Mario Robello. Nella nostra zona avrebbe dovuto organizzare un sistema di trasmissione clandestino uguale a quello che aveva organizzato in Versilia (la sua zona d'origine). Rimane ferito ad un braccio e viene curato e ospitato dalla famiglia di Adolfo Zambarbieri di Pecorara, ma poi arriva il grande rastrellamento e deve scappare. </text:p>
      <text:p text:style-name="Standard">Si ritrovano alla Sanese, sede della brigata Giustizia e Libertà.</text:p>
      <text:p text:style-name="Standard">Aveva la febbre, il suo braccio era paralizzato, ormai preoccupato di costituire un pericolo ed un ostacolo per i compagni, con una scusa esce dalla cascina della Sanese e si suicida con una bomba a mano.</text:p>
      <text:p text:style-name="Standard">Ai compagni disperati non resta che comporne i resti mortali e dargli una sepoltura vicino ad un albero nei pressi della cascita.</text:p>
      <text:p text:style-name="Standard"/>
      <text:p text:style-name="Standard">La memoria di Manfredo Bertini è stata premiata da una Medaglio d'Oro al Valor Militare .</text:p>
      <text:p text:style-name="Standard">Prima della guerra Manfredo Bertini era stato un tecnico cinematografico di talento, aveva curato la fotografia di Pioggia d'estate (1937, curandone anche il montaggio), Ragazza che dorme (1940), Cenerentola e il Signor Bonaventura (1941), Il Re d'Inghilterra non paga (1941), La casa senza tempo (194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Nimbus Roman No9 L" svg:font-family="'Nimbus Roman No9 L'" style:font-family-generic="roman"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it" fo:country="IT" style:font-name-asian="DejaVu Sans" style:font-size-asian="12pt" style:language-asian="it" style:country-asian="IT" style:font-name-complex="DejaVu Sans"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Bitstream Vera Sans" fo:font-size="10pt"/>
    </style:style>
    <style:style style:name="Text_20_body" style:display-name="Text body" style:family="paragraph" style:parent-style-name="Standard" style:class="text">
      <style:paragraph-properties fo:margin-top="0cm" fo:margin-bottom="0.212cm" style:contextual-spacing="false"/>
    </style:style>
    <style:style style:name="First_20_line_20_indent" style:display-name="First line indent" style:family="paragraph" style:parent-style-name="Text_20_body" style:class="text">
      <style:paragraph-properties fo:margin-left="0cm" fo:margin-right="0cm" fo:text-align="justify" style:justify-single-word="false" fo:text-indent="0.499cm" style:auto-text-indent="false"/>
      <style:text-properties style:font-name="Bitstream Vera Sans" fo:font-size="10pt"/>
    </style:style>
    <style:style style:name="Hanging_20_indent" style:display-name="Hanging indent" style:family="paragraph" style:parent-style-name="Text_20_body" style:class="text">
      <style:paragraph-properties fo:margin-left="1cm" fo:margin-right="0cm" fo:text-align="justify" style:justify-single-word="false" fo:text-indent="-0.499cm" style:auto-text-indent="false">
        <style:tab-stops>
          <style:tab-stop style:position="0cm"/>
        </style:tab-stops>
      </style:paragraph-properties>
      <style:text-properties style:font-name="Bitstream Vera Sans" fo:font-size="10pt"/>
    </style:style>
    <style:style style:name="Text_20_body_20_indent" style:display-name="Text body indent" style:family="paragraph" style:parent-style-name="Text_20_body" style:class="text">
      <style:paragraph-properties fo:margin-left="0.499cm" fo:margin-right="0cm" fo:text-align="justify" style:justify-single-word="false" fo:text-indent="0cm" style:auto-text-indent="false"/>
      <style:text-properties style:font-name="Bitstream Vera San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dirizzo" style:family="paragraph" style:parent-style-name="Standard" style:class="text">
      <style:paragraph-properties fo:text-align="end" style:justify-single-word="false"/>
      <style:text-properties style:font-name="Bitstream Vera Sans1" fo:font-size="10pt" fo:font-weight="bold" style:font-size-asian="10pt" style:font-weight-asian="bold" style:font-size-complex="10pt"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00m0$Build-2</meta:generator>
    <meta:initial-creator>Attilio Bongiorni</meta:initial-creator>
    <meta:creation-date>2009-01-31T10:04:52</meta:creation-date>
    <dc:date>2010-10-20T22:52:22.20</dc:date>
    <dc:language>it-IT</dc:language>
    <meta:editing-cycles>14</meta:editing-cycles>
    <meta:editing-duration>PT01H29M48S</meta:editing-duration>
    <meta:document-statistic meta:table-count="0" meta:image-count="0" meta:object-count="0" meta:page-count="3" meta:paragraph-count="39" meta:word-count="1544" meta:character-count="9820" meta:non-whitespace-character-count="8311"/>
    <meta:user-defined meta:name="Info 1"/>
    <meta:user-defined meta:name="Info 2"/>
    <meta:user-defined meta:name="Info 3"/>
    <meta:user-defined meta:name="Info 4"/>
    <meta:template xlink:type="simple" xlink:actuate="onRequest" xlink:title="PecoraraStd" xlink:href="../../Documenti/paradox/anpiDB/Documenti/.openoffice.org2/user/template/PecoraraStd.ott" meta:date="2009-01-31T10:04:51"/>
  </office:meta>
</office:document-meta>
</file>